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5.32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3.32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Linienspitzen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="Linienspitzen_20_2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="Linienspitzen_20_3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Linienspitzen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Linienspitzen_20_5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svg:stroke-color="#808080" draw:marker-start-width="0.252cm" draw:marker-end-width="0.252cm" draw:fill="none" loext:fill-use-slide-background="false" draw:textarea-horizontal-align="justify" draw:textarea-vertical-align="middle" draw:auto-grow-height="false" fo:min-height="1.473cm" fo:min-width="3.278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style:paragraph-properties fo:text-align="center"/>
      <style:text-properties style:font-name="Segoe UI"/>
    </style:style>
    <style:style style:name="P2" style:family="paragraph">
      <loext:graphic-properties draw:fill="none"/>
      <style:paragraph-properties fo:text-align="center"/>
      <style:text-properties style:font-name="Segoe UI"/>
    </style:style>
    <style:style style:name="P3" style:family="paragraph">
      <style:paragraph-properties fo:text-align="center"/>
      <style:text-properties style:font-name="Segoe UI"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style:font-name="Segoe UI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808080" loext:opacity="100%" style:font-name="Segoe UI"/>
    </style:style>
    <style:style style:name="P8" style:family="paragraph">
      <loext:graphic-properties draw:fill="none"/>
      <style:paragraph-properties fo:text-align="center"/>
      <style:text-properties fo:color="#808080" loext:opacity="100%" style:font-name="Segoe UI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80808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cm" svg:height="1.5cm" svg:x="3.6cm" svg:y="0.15cm">
          <text:p text:style-name="P1"><text:span text:style-name="T1">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cm" svg:height="1.5cm" svg:x="0.181cm" svg:y="3.451cm">
          <text:p text:style-name="P3"><text:span text:style-name="T1">Threa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cm" svg:height="1.5cm" svg:x="4.6cm" svg:y="3.452cm">
          <text:p text:style-name="P1"><text:span text:style-name="T1">Threa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cm" svg:height="1.5cm" svg:x="9.8cm" svg:y="3.453cm">
          <text:p text:style-name="P1"><text:span text:style-name="T1">Thread 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6.6cm" svg:y1="1.65cm" svg:x2="2.181cm" svg:y2="3.451cm" draw:start-shape="id1" draw:start-glue-point="2" draw:end-shape="id2" draw:end-glue-point="0" svg:d="M6600 1650v901h-4419v900" svg:viewBox="0 0 4420 1802">
          <text:p/>
        </draw:connector>
        <draw:connector draw:style-name="gr4" draw:text-style-name="P5" draw:layer="layout" svg:x1="6.6cm" svg:y1="1.65cm" svg:x2="6.6cm" svg:y2="3.452cm" draw:start-shape="id1" draw:start-glue-point="2" draw:end-shape="id3" draw:end-glue-point="0" svg:d="M6600 1650v1802" svg:viewBox="0 0 1 1803">
          <text:p/>
        </draw:connector>
        <draw:connector draw:style-name="gr5" draw:text-style-name="P5" draw:layer="layout" svg:x1="6.6cm" svg:y1="1.65cm" svg:x2="11.8cm" svg:y2="3.453cm" draw:start-shape="id1" draw:start-glue-point="2" draw:end-shape="id4" draw:end-glue-point="0" svg:d="M6600 1650v902h5200v901" svg:viewBox="0 0 5201 1804">
          <text:p/>
        </draw:connector>
        <draw:frame draw:style-name="gr6" draw:text-style-name="P6" draw:layer="layout" svg:width="1.035cm" svg:height="0.962cm" svg:x="8.705cm" svg:y="3.75cm">
          <draw:text-box>
            <text:p>...</text:p>
          </draw:text-box>
        </draw:frame>
        <draw:custom-shape draw:style-name="gr2" draw:text-style-name="P4" xml:id="id5" draw:id="id5" draw:layer="layout" svg:width="4cm" svg:height="1.5cm" svg:x="0.182cm" svg:y="5.952cm">
          <text:p text:style-name="P3"><text:span text:style-name="T1">DispatchTile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4cm" svg:height="1.5cm" svg:x="4.6cm" svg:y="5.953cm">
          <text:p text:style-name="P3"><text:span text:style-name="T1">DispatchTile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4cm" svg:height="1.5cm" svg:x="9.8cm" svg:y="5.954cm">
          <text:p text:style-name="P3"><text:span text:style-name="T1">DispatchTile(</text:span><text:span text:style-name="T2">n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2.181cm" svg:y1="4.951cm" svg:x2="2.182cm" svg:y2="5.952cm" draw:start-shape="id2" draw:start-glue-point="2" draw:end-shape="id5" draw:end-glue-point="0" svg:d="M2181 4951v501h1v500" svg:viewBox="0 0 2 1002">
          <text:p/>
        </draw:connector>
        <draw:connector draw:style-name="gr7" draw:text-style-name="P5" draw:layer="layout" svg:x1="6.6cm" svg:y1="4.952cm" svg:x2="6.6cm" svg:y2="5.953cm" draw:start-shape="id3" draw:start-glue-point="2" draw:end-shape="id6" draw:end-glue-point="0" svg:d="M6600 4952v1001" svg:viewBox="0 0 1 1002">
          <text:p/>
        </draw:connector>
        <draw:connector draw:style-name="gr7" draw:text-style-name="P5" draw:layer="layout" svg:x1="11.8cm" svg:y1="4.953cm" svg:x2="11.8cm" svg:y2="5.954cm" draw:start-shape="id4" draw:start-glue-point="2" draw:end-shape="id7" draw:end-glue-point="0" svg:d="M11800 4953v1001" svg:viewBox="0 0 1 1002">
          <text:p/>
        </draw:connector>
        <draw:frame draw:style-name="gr6" draw:text-style-name="P6" draw:layer="layout" svg:width="1.035cm" svg:height="0.962cm" svg:x="8.706cm" svg:y="6.25cm">
          <draw:text-box>
            <text:p>...</text:p>
          </draw:text-box>
        </draw:frame>
        <draw:custom-shape draw:style-name="gr2" draw:text-style-name="P2" xml:id="id8" draw:id="id8" draw:layer="layout" svg:width="4cm" svg:height="1.5cm" svg:x="4.601cm" svg:y="8.953cm">
          <text:p text:style-name="P1"><text:span text:style-name="T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2.182cm" svg:y1="7.452cm" svg:x2="6.601cm" svg:y2="8.953cm" draw:start-shape="id5" draw:start-glue-point="2" draw:end-shape="id8" draw:end-glue-point="0" svg:d="M2182 7452v751h4419v750" svg:viewBox="0 0 4420 1502">
          <text:p/>
        </draw:connector>
        <draw:connector draw:style-name="gr8" draw:text-style-name="P5" draw:layer="layout" svg:x1="6.6cm" svg:y1="7.453cm" svg:x2="6.601cm" svg:y2="8.953cm" draw:start-shape="id6" draw:start-glue-point="2" draw:end-shape="id8" draw:end-glue-point="0" svg:d="M6600 7453v751h1v749" svg:viewBox="0 0 2 1501">
          <text:p/>
        </draw:connector>
        <draw:connector draw:style-name="gr5" draw:text-style-name="P5" draw:layer="layout" svg:x1="11.8cm" svg:y1="7.454cm" svg:x2="6.601cm" svg:y2="8.953cm" draw:start-shape="id7" draw:start-glue-point="2" draw:end-shape="id8" draw:end-glue-point="0" svg:d="M11800 7454v750h-5199v749" svg:viewBox="0 0 5200 1500">
          <text:p/>
        </draw:connector>
        <draw:custom-shape draw:style-name="gr2" draw:text-style-name="P2" xml:id="id9" draw:id="id9" draw:layer="layout" svg:width="4cm" svg:height="1.5cm" svg:x="4.602cm" svg:y="11.354cm">
          <text:p text:style-name="P1"><text:span text:style-name="T1">Write 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10" draw:id="id10" draw:layer="layout" svg:width="4cm" svg:height="1.945cm" svg:x="4.603cm" svg:y="13.655cm">
          <text:p text:style-name="P7"><text:span text:style-name="T3">Publish to MQT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6.601cm" svg:y1="10.453cm" svg:x2="6.602cm" svg:y2="11.354cm" draw:start-shape="id8" draw:start-glue-point="2" draw:end-shape="id9" draw:end-glue-point="0" svg:d="M6601 10453v451h1v450" svg:viewBox="0 0 2 902">
          <text:p/>
        </draw:connector>
        <draw:connector draw:style-name="gr5" draw:text-style-name="P5" draw:layer="layout" svg:x1="6.602cm" svg:y1="12.854cm" svg:x2="6.603cm" svg:y2="13.655cm" draw:start-shape="id9" draw:start-glue-point="2" draw:end-shape="id10" draw:end-glue-point="0" svg:d="M6602 12854v401h1v400" svg:viewBox="0 0 2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6:49:27.230000000</meta:creation-date>
    <dc:date>2024-06-17T18:33:04.074000000</dc:date>
    <meta:editing-duration>PT1H42M14S</meta:editing-duration>
    <meta:editing-cycles>3</meta:editing-cycles>
    <meta:generator>LibreOffice/7.6.4.1$Windows_X86_64 LibreOffice_project/e19e193f88cd6c0525a17fb7a176ed8e6a3e2aa1</meta:generator>
    <meta:document-statistic meta:object-count="23"/>
  </office:meta>
</office:document-meta>
</file>